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Arial1" style:font-size-complex="12pt"/>
    </style:style>
    <style:style style:name="T2" style:family="text">
      <style:text-properties fo:font-size="12pt" style:font-name-asian="Times New Roman" style:font-size-asian="12pt" style:language-asian="pl" style:country-asian="PL" style:font-name-complex="Arial1" style:font-size-complex="12pt" style:font-weight-complex="bold"/>
    </style:style>
    <style:style style:name="T3" style:family="text">
      <style:text-properties fo:font-size="12pt" fo:font-weight="bold" style:font-name-asian="Times New Roman" style:font-size-asian="12pt" style:language-asian="pl" style:country-asian="PL"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4 października 2004 r.</text:span></text:p>
      <text:p text:style-name="P1"><text:span text:style-name="T3">Minister Finansów Mirosław Gronicki:</text:span></text:p>
      <text:p text:style-name="P1"><text:span text:style-name="T1">Panie Marszałku! Panie i Panowie Posłowie! W dniu dzisiejszym przypadł mi zaszczyt wystąpienia przed państwem i zaprezentowania projektu budżetu państwa na rok 2005. Chciałbym podkreślić, że jest to budżet zakładający stosunkowo wysokie tempo wzrostu gospodarczego oraz inflację na poziomie, który mieści się w celu inflacyjnym Narodowego Banku Polskiego, czyli na poziomie 3%.</text:span></text:p>
      <text:p text:style-name="P1"><text:span text:style-name="T1">W trakcie prac nad jego konstruowaniem najważniejszym zadaniem było dbanie o to, aby nie przekroczyć założonego limitu wydatków. Z czystym sumieniem mogę stwierdzić, że zadanie to nie tylko zostało zrealizowane, ale również może pomóc w kreacji realnej ścieżki naprawy finansów publicznych.</text:span><text:bookmark text:name="_GoBack"/></text:p>
      <text:p text:style-name="P1"><text:span text:style-name="T1">Zanim przejdę do szczegółowego omawiania przyszłorocznego budżetu, chciałbym powiedzieć parę słów na temat sytuacji makroekonomicznej. Jest to bowiem punkt wyjściowy dla konstruowania przyszłorocznego budżetu. Już wiele na ten temat powiedział pan premier Hausner. Ja chciałbym tylko dodać jedno: polska gospodarka po dwóch latach restrukturyzacji doszła do tego, że poziom wydajności pracy, dynamika wzrostu wydajności pracy jest tak duża, iż możemy spokojnie patrzeć w przyszłość i spokojnie zakładać wysokie tempo wzrostu gospodarczego. Dla porównania mogę tylko powiedzieć, że o ile w latach 2001-2002, kiedy polska gospodarka była w zapaści, wydajność pracy rosła o 6-7%, w tym roku rośnie w przemyśle powyżej 17%. Jest to wystarczające tempo wzrostu gospodarczego i wydajności pracy, żeby, proszę państwa, poprawianie finansów publicznych, to ewentualne wzmocnienie złotego zaszkodziło producentom.</text:span></text:p>
      <text:p text:style-name="P1"><text:span text:style-name="T1">Chciałbym jednocześnie podkreślić, że to, co działo się w tym roku, a mianowicie wejście do Unii Europejskiej oraz różnego typu turbulencje w gospodarce związane z tym wejściem, które zaowocowały wzrostem inflacji do prawie 5%, musiało z jednej strony doprowadzić do reakcji Narodowego Banku Polskiego, ale z drugiej strony może w krótkotrwały sposób zahamować wzrost gospodarczy. Mamy jednak nadzieję, że inflacja w najbliższym czasie zacznie spadać i to zagrożenie dla wzrostu gospodarczego nie będzie istotne. Oczekujemy, że w drugiej połowie bieżącego roku wzrost gospodarczy będzie nieco niższy niż w pierwszej połowie, ale produkt krajowy brutto ma szansę wzrosnąć o ponad 5%.</text:span></text:p>
      <text:p text:style-name="P1"><text:span text:style-name="T1">Panie i Panowie Posłowie! Chciałbym zwrócić uwagę Wysokiej Izby na fakt, że pomimo tego spowolnienia w drugiej połowie roku z powodzeniem realizujemy założenia ustawy budżetowej na rok bieżący. Realizacja dochodów budżetowych przebiega bez zarzutów. W okresie styczeń - wrzesień wykonano ponad 73% zaplanowanych dochodów budżetowych na rok bieżący, dla porównania: w roku ubiegłym było to 70,2%.</text:span></text:p>
      <text:p text:style-name="P1"><text:span text:style-name="T1">Obawy związane z odważnymi decyzjami obniżającymi obciążenia podatkowe, wspomniane przez pana ministra Hausnera, obniżeniem stawki podatku CIT, okazały się bezpodstawne. Można powiedzieć, że w skali całego roku dochody budżetowe, które szacowane są obecnie na kwotę 156,1 mld zł, przekroczą plan budżetowy o ponad 1,6 mld zł. Wysoki poziom dochodów budżetu państwa w tym roku będzie rezultatem nie tylko dynamicznego wzrostu gospodarczego, ale także - i to jest niestety problem - wyższej inflacji. Przewidujemy, że w tym roku inflacja osiągnie 3,4% średniorocznie. Pod koniec roku może spaść poniżej 4%. Przypomnę, że w ustawie budżetowej zakładano 2% średni średnioroczny poziom inflacji.</text:span></text:p>
      <text:p text:style-name="P1"><text:span text:style-name="T1">Rekordowo wzrosły w tym roku zyski przedsiębiorstw i pomimo obniżenia stawki CIT, będą znacząco wyższe niż przewidywano. Jednocześnie starano się uszczelniać </text:span><text:soft-page-break/><text:span text:style-name="T1">system podatkowy i ograniczać szarą strefę. Dużą rolę odegrało tu m.in. rozszerzenie specjalnego nadzoru w akcyzie wynikające z procesów dostosowawczych do UE. Tak na marginesie, przychody z podatku akcyzowego są w tym roku wyjątkowo wysokie i rosną wyjątkowo dynamicznie - podkreślam - bez znaczących zmian w stawkach akcyzowych.</text:span></text:p>
      <text:p text:style-name="P1"><text:span text:style-name="T1">Jeżeli popatrzymy natomiast na stronę wydatkową budżetu, to przewiduje się, że wydatki budżetowe w tym roku zostaną wykonane w granicach określonych w ustawie budżetowej, z tym że ocenia się, iż koszty obsługi zadłużenia będą o ponad miliard złotych niższe niż zakładano w ustawie. W związku z tym chciałbym poinformować Wysoką Izbę, że zgodnie z art. 48 ustawy budżetowej na rok 2004 w przypadku wystąpienia oszczędności w wydatkach planowanych na obsługę zadłużenia minister finansów jest upoważniony do przeznaczenia w pierwszej kolejności kwoty oszczędności na wzmocnienie, w tym roku, motywacyjnej funkcji systemów uposażeń funkcjonariuszy Policji, Straży Granicznej, Państwowej Straży Pożarnej, Biura Ochrony Rządu i Służby Więziennej o kwotę nieprzekraczającą 50 mln zł. Pozostałe oszczędności może natomiast przeznaczyć na uzupełnienie dotacji dla Funduszu Ubezpieczeń Społecznych. Chciałbym podkreślić, że w chwili obecnej dotacja dla FUS została zwiększona o miliard złotych. To pozwoli na zmniejszenie zakładanego na koniec bieżącego roku zadłużenia FUS o tę właśnie sumę i prawdopodobnie zadłużenie FUS pod koniec roku wyniesie 6,4 mld zł. Chociaż nie zmniejszy to ogólnego deficytu budżetu centralnego, to chciałbym jednak podkreślić, że zmniejszy się w ten sposób deficyt całego sektora finansów publicznych.</text:span></text:p>
      <text:p text:style-name="P1"><text:span text:style-name="T1">Proszę Państwa! Jeżeli chodzi o budżet na bieżący rok, to należy podkreślić, że jest to pierwszy budżet Polski jako członka Unii Europejskiej, choć nie jest to jeszcze budżet w pełni unijny. Dopiero budżet, który mam zaszczyt przedstawić Wysokiej Izbie w dniu dzisiejszym, spełnia te kryteria w pełni. Mimo to podkreślenia wymaga fakt, że gospodarowanie w strukturze budżetu związane z przepływami finansowymi między Polską a Unią Europejską przebiegało do tej pory bez problemów i nie nastąpiły żadne poważne problemy w funkcjonowaniu systemu finansów publicznych. Chciałbym podkreślić, że sam koszt akcesji to jest prawie 6 mld zł, które musiały być wygospodarowane z budżetu na 2004 r.</text:span></text:p>
      <text:p text:style-name="P1"><text:span text:style-name="T1">Kolejna sprawa, o której mówił również premier Hausner, to jest to, że w bieżącym budżecie największym beneficjentem, nie da się ukryć, jest sektor rolnictwa. Mamy do czynienia z bardzo poważną operacją finansową, bezprecedensową w najnowszej historii Polski, czyli operacją związaną z dopłatami bezpośrednimi dla rolników. Zakładamy, że ta operacja przebiegnie bez problemów. Chciałbym przypomnieć, że zgodnie z umowami zawartymi z Unią Europejską rząd zagwarantował rolnikom dopłaty w wysokości 55% poziomu obowiązującego w 2004 r. w starych krajach Unii. 40% z tego będzie sfinansowane przez Unię Europejską, 15% to pieniądze polskich podatników, czyli z budżetu. Chciałbym jednocześnie podkreślić, że o ile wcześniej planowano zgodnie z regułami unijnymi rozpoczęcie realizacji wypłat 1 grudnia br., o tyle te wypłaty rozpoczną się już w poniedziałek, czyli 18 października. Zakładamy, że suma transferów dla rolników będzie wyższa niż planowana w bieżącym budżecie o 1,9 mld zł. Jeżeli policzymy wszystkie transfery dla rolnictwa, to szacujemy, że w tym roku rolnicy otrzymają prawie 5 mld zł, co stanowi około 0,6% PKB. Żeby dobitniej to podkreślić, to jest to ponad 20% wartości dodanej generowanej w sektorze rolnictwa. Jest to naprawdę bardzo mocne wsparcie rolnictwa i sądzimy, że pomoże to w zwiększeniu konkurencyjności tego sektora w ramach Unii Europejskiej.</text:span></text:p>
      <text:p text:style-name="P1"><text:span text:style-name="T1">Chciałbym też podkreślić, że już w sierpniu br. Polska odzyskała dodatnią pozycję netto w rozliczeniach z Unią Europejską i sądzimy, że do końca roku ta pozycja </text:span><text:soft-page-break/><text:span text:style-name="T1">będzie jeszcze mocniejsza, co oznacza, że będzie więcej pieniędzy, które zostaną przesłane z Unii Europejskiej do Polski niż pieniędzy, które przesyłamy do kas unijnych. Sądzimy też, że coraz lepszy jest stopień przygotowania administracji państwowej do wykorzystania należnych nam środków, czyli mamy szansę na spokojne i porządne absorbowanie środków z Unii Europejskiej.</text:span></text:p>
      <text:p text:style-name="P1"><text:span text:style-name="T1">Panie i Panowie Posłowie! Z pełną odpowiedzialnością za wypowiadane słowa oraz na podstawie wcześniejszych stwierdzeń chciałbym podkreślić, że obecnie nie ma żadnego zagrożenia dla stabilności finansów publicznych oraz że nie będzie problemów ze zmieszczeniem się w założonym na rok bieżący deficycie budżetowym, a nawet - chcę podkreślić - deficyt budżetowy będzie niższy niż zaplanowany w bieżącej ustawie budżetowej. Po dziewięciu miesiącach tego roku zaawansowanie wykonania deficytu budżetowego wynosi 63,9%. Dla porównania: w roku ubiegłym to było ponad 85%. Mamy szansę na to, że deficyt w tym roku będzie niższy. Na razie szacujemy, że o ok. 2 mld zł i jest szansa, jeżeli dochody budżetu będą rosły tak, jak myślimy, że ten deficyt będzie jeszcze troszeczkę niższy.</text:span></text:p>
      <text:p text:style-name="P1"><text:span text:style-name="T1">Panie Marszałku! Wysoka Izbo! Przechodząc do omawiania projektu budżetu na rok 2005, chciałbym zaznaczyć, że rok 2005 jest pierwszym pełnym rokiem członkostwa w Unii Europejskiej i to ma istotne implikacje dla całego systemu finansów publicznych. W związku z tym projekt budżetu został przygotowany według następujących założeń:</text:span></text:p>
      <text:p text:style-name="P1"><text:span text:style-name="T1">Po pierwsze, chcemy utrzymać wysokie tempo wzrostu gospodarczego, ale na takim poziomie, aby nie stanowiło to zagrożenia dla stabilności makro-ekonomicznej kraju. 5% wzrostu gospodarczego przy tych uwarunkowaniach związanych z konstrukcją budżetu, to jest naprawdę dużo. Trudno będzie te 5% znacząco przekroczyć.</text:span></text:p>
      <text:p text:style-name="P1"><text:span text:style-name="T1">Po drugie, chciałbym zaznaczyć, że nie przewidujemy w ramach tej ustawy budżetowej wzrostu obciążeń fiskalnych gospodarki. Podatek makroekonomiczny, czyli suma wszystkich obciążeń podatkowych i parapodatkowych odniesiona do przewidywanego nominalnego produktu krajowego brutto, będzie na poziomie podobnym do tego, jaki mieliśmy w ostatnich 5 latach, czyli nieznacznie powyżej 30%. Nie zwiększamy w żadnym wypadku obciążeń fiskalnych i to jest dobra informacja dla gospodarki i dla gospodarstw domowych.</text:span></text:p>
      <text:p text:style-name="P1"><text:span text:style-name="T1">Po trzecie, staramy się zachować dyscyplinę w kształtowaniu wydatków publicznych, w ramach oczywiście istniejącego prawa o finansach publicznych.</text:span></text:p>
      <text:p text:style-name="P1"><text:span text:style-name="T1">Po czwarte, chcemy zmniejszyć tempo przyrostu długu publicznego. Chciałbym podkreślić, że nie jesteśmy w stanie - i nie ma takiej możliwości - zahamować przyrost długu publicznego w tym roku. Takiej rewolucji system finansów publicznych ani w przyszłym, ani w następnym roku nie byłby w stanie wytrzymać.</text:span></text:p>
      <text:p text:style-name="P1"><text:span text:style-name="T1">Panie i Panowie Posłowie! Chciałbym podkreślić, że podstawowe założenia makroekonomiczne, o których już wspominał pan premier Hausner, a które jeszcze powtórzę, są następujące: PKB powinien wzrosnąć o 5%, inflacja może wzrosnąć o 3%. Jednocześnie zakładamy, że popyt krajowy wzrośnie mniej więcej w tym samym tempie jak produkt krajowy brutto, przy czym jego struktura będzie różna od struktury, jaką widzieliśmy w ostatnich latach. Będzie większa kontrybucja inwestycji we wzroście popytu krajowego, a mniejsza kontrybucja spożycia indywidualnego.</text:span></text:p>
      <text:p text:style-name="P1"><text:span text:style-name="T1">Dlaczego zakładamy, iż tempo wzrostu spożycia indywidualnego może być nieco mniejsze od osiąganego w ostatnich dwóch latach? Po pierwsze, budżet, który państwu przedkładamy, zakłada mniejszą dynamikę transferów socjalnych i tak samo mniejszą dynamikę wynagrodzeń w sektorze publicznym. To będzie jednym z czynników hamujących nadmierny wzrost dochodów gospodarstw domowych i </text:span><text:soft-page-break/><text:span text:style-name="T1">jednocześnie pozwalających na utrzymywanie stabilności makroekonomicznej w naszym kraju.</text:span></text:p>
      <text:p text:style-name="P1"><text:span text:style-name="T1">Chciałbym podkreślić, że budżet został tak skonstruowany i tak uformowany, aby wzmocnić polską gospodarkę w taki sposób, aby była bardziej odporna na szoki zewnętrzne. Proszę zauważyć, co się dzieje w chwili obecnej: Ropa naftowa na świecie osiąga rekordowe ceny, natomiast polska gospodarka, dzięki temu, że wzmacniane są fundamenty makroekonomiczne, złoty jest mocniejszy - nie odczuwa tego w taki sposób jak inne gospodarki europejskie. Jeżeli będziemy postępować w podobny sposób, jeżeli będziemy wzmacniali fundamenty makroekonomiczne, mamy szansę na to, że w roku 2005 jakiekolwiek zawirowania zewnętrzne będą miały mniejszy wpływ na polską gospodarkę.</text:span></text:p>
      <text:p text:style-name="P1"><text:span text:style-name="T1">Proszę Państwa! Przechodząc do omówienia szczegółów budżetu, chciałbym rozpocząć od strony dochodowej. Dochody budżetu państwa przewidujemy na poziomie 173,7 mld zł, to jest o 11,3% więcej niż spodziewane wykonanie w roku bieżącym. Zwiększenie wysokości dochodów budżetowych zrealizujemy nie poprzez zwiększanie obciążeń podatkowych, takich jak na przykład wprowadzenie nowych tytułów podatkowych czy też podnoszenie stawek podatkowych. Chciałbym podkreślić, że w przedkładanym Wysokiej Izbie budżecie nie ma znaczących zmian, jeżeli chodzi o podatki dochodowe i podatki pośrednie. To natomiast, co chcemy zrobić, to wprowadzać takie rozwiązania prawne, które pozwolą na znoszenie barier w rozwoju przedsiębiorczości. Chcemy zwiększyć pewność inwestowania, w tym poprawić stabilność prawa podatkowego. Chcemy usprawnić obsługę podatnika i podnieść efektywność pracy organów podatkowych. Przyświeca nam idea takiego systemu podatkowego, który stymulowałby rozwój gospodarczy, zachęcałby do inwestowania i tworzenia nowych miejsc pracy. Postawiliśmy na rozwój przedsiębiorczości, swobodę prowadzenia działalności gospodarczej, a to na pewno w przyszłości pozwoli na utrzymanie dość wysokiego wzrostu gospodarczego. W konsekwencji pozwoli to na zwiększenie wpływów budżetowych.</text:span></text:p>
      <text:p text:style-name="P1"><text:span text:style-name="T1">Jeżeli chodzi o zmiany systemowe, które zostały uwzględnione w projekcie ustawy budżetowej, to, po pierwsze, wynikają one z zobowiązań rządu co do dostosowania krajowych przepisów do prawa unijnego. Ponadto likwidujemy instytucję środka specjalnego, który już się przeżył w systemie finansowym Polski. Jednocześnie dla zachowania pewnej ciągłości systemowej stworzono fundusze celowe, przy czym te fundusze celowe zawarte są w przedstawionej Wysokiej Izbie ustawie budżetowej, w projekcie ustawy budżetowej. Uważamy, że przejrzystość finansów publicznych dzięki temu może być większa.</text:span></text:p>
      <text:p text:style-name="P1"><text:span text:style-name="T1">Jeżeli chodzi o to, co jest związane z ułatwieniem życia tym, którzy ponoszą ciężary podatkowe, chciałbym podkreślić, że w tym roku wyszliśmy z propozycją wprowadzenia w Ordynacji podatkowej szeregu zmian korzystnych dla podatników, przede wszystkim takich, którzy rozpoczynają prowadzenie działalności gospodarczej. Do najważniejszych zmian należą: Po pierwsze, wdrożenie procedur wiążących porozumień cenowych pomiędzy podatnikami a administracją podatkową w zakresie cen transakcyjnych między podmiotami powiązanymi. Po drugie, modyfikujemy instytucje wstrzymania wykonania decyzji. Po trzecie, zmniejszamy do minimum konieczność stawiania się podatnika w siedzibie organu podatkowego. Generalnie chcemy zmniejszyć po stronie podatnika koszty poboru podatków. Jednym słowem, chcemy, żeby czas spędzany w urzędach, był minimalny, a przez to, jak wiemy, koszty działalności gospodarczej też mogą się zmniejszyć. Po czwarte, w związku z rewolucją informatyczną na świecie, która również do Ministerstwa Finansów, chcemy umożliwić podatnikom składanie pism i zeznań podatkowych </text:span><text:soft-page-break/><text:span text:style-name="T1">drogą elektroniczną. Jest to także zgodne z regułami unijnymi. Chciałbym ponadto poinformować państwa, że Ministerstwo Finansów podjęło projekt budowy systemu, zwanego e-podatki. To będzie system, który w sposób zasadniczy zmieni formę kontaktów podatnika z poborcą podatkowym i przede wszystkim ułatwi życie polskim przedsiębiorcom, szczególnie małym i średnim firmom.</text:span></text:p>
      <text:p text:style-name="P1"><text:span text:style-name="T1">Jeżeli chodzi o stronę wydatkową, panie i panowie posłowie, to projekt ustawy budżetowej planuje wydatki budżetu państwa na kwotę 208,7 mld zł. Oznacza to wzrost nominalny o 4,4%, ale chciałbym podkreślić, że w ramach tych wydatków są włączone również wydatki związane z funduszami specjalnymi, bo część tych wydatków została po prostu przeniesiona do budżetu; czyli w porównywalnym zakresie te wydatki wzrosłyby poniżej 4%. Realnie jest to, proszę państwa, wzrost o 1,4%. Przy wzroście gospodarczym o 5% oznacza to relatywne zmniejszenie udziału wydatków budżetu państwa w produkcie krajowym brutto. Chciałbym też podkreślić, że wydatki budżetu państwa zostały ustalone przy pełnym poszanowaniu obowiązującego prawa i zobowiązań międzynarodowych. Założony poziom wydatków zapewnia sprawne funkcjonowanie instytucji państwa. Dalsza obniżka wydatków jest albo niemożliwa ze względu na ograniczenia prawne, albo spowodowałaby znaczne pogorszenie wykonywania podstawowych funkcji państwa.</text:span></text:p>
      <text:p text:style-name="P1"><text:span text:style-name="T1">Chciałbym jeszcze raz podkreślić, że jest to pierwszy budżet, w którym będzie uwzględniona pełna składka związana z członkostwem Polski w Unii. Budżet na 2004 r. zakładał bowiem tylko 2/3 pełnej rocznej składki. W przyszłym roku Polska wpłaci do budżetu ogólnego Unii 10,2 mld zł, podczas gdy w roku bieżącym ta wpłata sięgnie około 6 mld zł. Przyrost tego wydatku, proszę państwa, można porównać ze wzrostem wydatków całego budżetu państwa. Przypomnę - porównajmy - 9 mld zł wzrostu wydatków ogółem i wzrost składki do Unii o 4,4 mld zł - to jest połowa całego przyrostu wydatków. Poważnym obciążeniem dla budżetu państwa będą też wydatki związane z prełfinansowaniem programów wspólnotowych. One, co prawda, są ujęte w rachunku przychodów i rozchodów, czyli pod tzw. kreską. Przewidujemy, że w przyszłym roku na prefinansowanie przeznaczymy 4,6 mld zł.</text:span></text:p>
      <text:p text:style-name="P1"><text:span text:style-name="T1">Wysoka Izbo! W ramach projektu budżetu państwa przeprowadzono zmiany strukturalne w wydatkach publicznych takie, które prowadzą do wstrzymania niekontrolowanej inercji wydatków państwa. Przypomnę, że budżety na początku bieżącej dekady były obciążone bardzo dużym udziałem wydatków sztywnych. O ile w latach 2001-2002 ten udział był powyżej 65%, to w roku przyszłym zakładamy, że udział wydatków prawnie zdeterminowanych wyniesie 58,8%. Pozwoli to na pewne zwiększenie elastyczności wydatków państwa i to jest to, co pozwoli stopniowo - podkreślam - stopniowo poprawiać strukturę całego sektora finansów publicznych i jednocześnie będzie prowadzić do dalszej reformy finansów publicznych.</text:span></text:p>
      <text:p text:style-name="P1"><text:span text:style-name="T1">Chciałbym też podkreślić, że to, co najbardziej boli podatników, też zostało w tym budżecie państwa odpowiednio potraktowane. Zakładamy, że wydatki administracyjne budżetu państwa spadną w 2005 r. nominalnie o 1,4%, realnie zaś o ponad 4%. Podkreślenia wymaga również fakt, że budżet na 2005 r. w znacznym stopniu konsumuje efekty wdrażania programu uporządkowania i ograniczania wydatków publicznych, czyli to, co nazywamy tzw. planem Hausnera. Trzeba tutaj wspomnieć przede wszystkim o nowej formule określania wydatków Ministerstwa Obrony Narodowej, o odejściu od corocznej waloryzacji świadczeń emerytalno-rentowych, o uszczelnianiu systemu ubezpieczeń społecznych, o zmianie zasad zmniejszania i zawieszana świadczeń emerytalno-rentowych w przypadku osiągania przychodów przez świadczeniobiorców, o racjonalizacji wypłat zasiłków chorobowych.</text:span></text:p>
      <text:p text:style-name="P1"><text:soft-page-break/><text:span text:style-name="T1">    Chciałbym Wysoką Izbę poinformować także, że - pomimo tak daleko posuniętej dyscypliny w kształtowaniu wydatków publicznych i tak ich niewielkiego wzrostu realnego w przyszłym roku - niektóre wydatki, szczególnie te, które służą rozwojowi polskiej gospodarki, na pewno wzrosną bardziej niż przeciętnie. Chciałbym tutaj zaznaczyć, że zwiększamy o 7,6% wydatki na szkolnictwo wyższe, na informatykę zwiększamy o 27,4%, na wymiar sprawiedliwości - o 6,1%, na oświatę i wychowanie - o 18,3%. To są wydatki, które dotyczą całego sektora finansów publicznych, to nie są wydatki li tylko z budżetu państwa.</text:span></text:p>
      <text:p text:style-name="P1"><text:span text:style-name="T1">W budżecie państwa znalazły się także środki na sfinansowanie działań podjętych przez rząd na rzecz osób potrzebujących wsparcia. Na te działania zaplanowano w rezerwach celowych środki na: realizację rządowego programu ˝Posiłek dla potrzebujących˝; realizację rządowego programu wieloletniego Fundusz Inicjatyw Obywatelskich; dofinansowanie realizacji sieci ośrodków wsparcia i ośrodków interwencji kryzysowej związane m.in. z realizacją zadań wynikających z rządowego programu ˝Zwalczanie i zapobieganie handlowi ludźmi˝. Jeżeli popatrzymy ogółem na wydatki społeczne, to niestety jest to zdecydowanie najbardziej znacząca pozycja w całości wydatków sektora finansów publicznych. W wydatkach na poziomie 21% PKB Polska znajduje się mniej więcej na poziomie średniej dla krajów OECD, ale musimy pamiętać, że Polska jest jednocześnie na samym końcu, jeżeli chodzi o poziom rozwoju gospodarczego, wśród tych krajów. Wydatki socjalne dodatkowo w Polsce to około 50% całości wydatków publicznych, co stanowi rekord wśród krajów OECD. Tak wysoki udział wydatków społecznych spowodowany jest kilkoma czynnikami: po pierwsze, stosunkowo niskim wiekiem emerytalnym. W Polsce średni wiek emeryta to 58 lat, niższy jest tylko na Węgrzech i Słowacji, w Portugalii na przykład - to 64 lata. Po drugie, wysokim udziałem wydatków na świadczenia rentowe. W Polsce na ten cel przeznacza się prawie 4% PKB, najwięcej w krajach OECD, średnia dla tych krajów to 1,5%. Po trzecie, systemem ubezpieczeń społecznych rolników, na który wydaje się 2% PKB, co w 95% finansowane jest dotacją z budżetu państwa. Dodatkowym czynnikiem jest wysoki poziom bezrobocia, który wymusza duże nakłady państwa na walkę ze skutkami bezrobocia i na programy zwiększenia zatrudnienia. Utrzymywana przez wiele lat polityka stosunkowo liberalnych zasad pozwalających na wyjście z rynku pracy doprowadziła do niekorzystnego stosunku liczby osób pracujących do liczby osób pobierających świadczenia. To niestety powoduje konieczność utrzymania na obecnym poziomie składek na ubezpieczenia społeczne i ograniczoną możliwość kierowania publicznych środków na działania prorozwojowe. Chciałbym podkreślić, szanowne panie i panowie posłowie, że różnica pomiędzy zbieraną składką a wysokością świadczeń społecznych w Polsce w tym roku to prawie 50 mld zł. Tyle, de facto, podatnicy muszą przeznaczyć na dofinansowanie świadczeń społecznych. W przyszłym roku zmniejszy się to o kilka miliardów.</text:span></text:p>
      <text:p text:style-name="P1"><text:span text:style-name="T1">W projekcie budżetu możecie państwo znaleźć dodatkowo w stosunku do roku poprzedniego także kwotę wydatków w wysokości 400 mln zł na realizację nowego zadania (wynikającego z uchwalonej przez Wysoką Izbę 27 sierpnia 2004 r. ustawy o świadczeniach opieki zdrowotnej finansowanych ze środków publicznych), na dofinansowanie świadczeń opieki zdrowotnej dla osób nieubezpieczonych, w formie dotacji celowej przekazywanej Narodowemu Funduszowi Zdrowia.</text:span></text:p>
      <text:p text:style-name="P1"><text:span text:style-name="T1">Panie i Panowie Posłowie! Oprócz tych liczb, które są oczywiście ważne, chciałbym podkreślić, że po stronie wydatków staramy się również wprowadzać pewne zadania, które, po pierwsze, porządkują, po drugie, wprowadzają nowe formy organizacyjne. Jeżeli chodzi o sprawy porządkujące, to od 1 stycznia planujemy wprowadzenie </text:span><text:soft-page-break/><text:span text:style-name="T1">systemu komputerowego Eurobudżet, który pozwoli na lepsze monitorowanie wydatków.</text:span></text:p>
      <text:p text:style-name="P1"><text:span text:style-name="T1">Jeżeli chodzi o kolejny krok wychodzący naprzeciw zwiększeniu przejrzystości finansów publicznych, to chciałbym podkreślić, że niecały rok temu Wysoka Izba uchwaliła przedkładany przez rząd projekt ustawy o dochodach jednostek samorządu terytorialnego. Rozwiązania w niej zawarte miały doprowadzić do dalszej decentralizacji zadań i środków publicznych, do zwiększenia ekonomicznej odpowiedzialności jednostek budżetowych poprzez zwiększenie udziału dochodów własnych w dochodach ogółem, mocniejszego związania sytuacji finansowej jednostek samorządu terytorialnego z koniunkturą gospodarki państwa, rozbudowania możliwości absorpcji środków unijnych poprzez zwiększenie strumienia środków i uelastycznienie zasad gospodarki finansowej jednostek samorządu terytorialnego. Ponadto ma to doprowadzić do tworzenia instrumentów umożliwiających wspieranie przedsiębiorczości. Proszę państwa, po dwóch kwartałach, bo niestety mamy dokładne informacje tylko za pierwsze półrocze, sytuacja finansowa jednostek samorządu terytorialnego wygląda w miarę dobrze. Chciałbym podkreślić, że w porównaniu z pierwszą połową 2003 r. dochody własne samorządów wzrosły o 9,9%. To spowodowało zwiększenie samodzielności jednostek samorządu terytorialnego. Chciałbym dodatkowo podkreślić, że dochody jednostek budżetowych w ramach jednostek samorządu terytorialnego wyniosły w pierwszym półroczu 45,4 mld zł, co stanowiło 52,4% planu na rok bieżący. W porównywalnych warunkach ubiegłego roku było to nieznacznie powyżej 50%.</text:span></text:p>
      <text:p text:style-name="P1"><text:span text:style-name="T1">Wysoka Izbo! Chciałbym jeszcze raz wrócić do zagadnień związanych z naszym członkostwem w Unii Europejskiej. Po pierwsze, chciałbym podkreślić, że w ramach dochodów budżetu państwa otrzymamy - zgodnie z zapisami traktatu akcesyjnego - bezwarunkowo w przyszłym roku rekompensatę budżetową w wysokości 2,7 mld zł. Oczywiście gdy porównamy to z ponad 10 mld zł składki, to okazuje się dodatkowo obciążony wielkością 7,5 mld zł właśnie z tytułu tej składki. Ponadto do Polski wpłynie kolejna rata Instrumentu Finansowego Schengen - 459 mln zł. Środki tego funduszu są przeznaczone m.in. na usprawnienie kontroli zewnętrznej granicy Unii Europejskiej. Wciąż znaczne będą transfery ze środków, z programów przedakcesyjnych Phare, ISPA i SAPARD-u. Przewidujemy, że transfery z tych tytułów sięgną ponad 6 mld zł. Dodatkowo zwiększeniu ulegną transfery w ramach finansowania Wspólnej Polityki Rolnej Unii Europejskiej. Polska otrzyma z tego tytułu w przyszłym roku 4,7 mld zł.</text:span></text:p>
      <text:p text:style-name="P1"><text:span text:style-name="T1">Oprócz dopłat bezpośrednich polscy rolnicy mogą także liczyć na pomoc w formie finansowania interwencji rynkowych oraz działań w ramach Programu Rozwoju Obszarów Wiejskich. Wydatki na rozwój obszarów wiejskich dotyczą wcześniejszych emerytur, wsparcia dla obszarów o trudnych warunkach gospodarowania, programów rolno-środowiskowych, zalesiania gruntów rolnych, wsparcia dla gospodarstw rozwojowych, tworzenia grup producenckich oraz pomocy technicznej. Najwyższe kwoty jednakże napłyną do Polski w formie funduszy strukturalnych oraz Funduszu Spójności. Przewidujemy, iż w 2005 r. transfery te osiągną wartość zbliżoną do 11 mld zł. Sumując, na podstawie dostępnych w chwili obecnej danych Polska w 2005 r. będzie na pewno znaczącym beneficjentem netto. Otrzymamy najprawdopodobniej transfery z budżetu ogólnego Unii Europejskiej w wysokości 24,9 mld zł, to jest prawie 3% polskiego PKB w przyszłym roku. Na rzecz Unii Europejskiej dokonamy jedynie transferu wpłaty składki, o której już mówiłem. Tak więc Polska będzie beneficjentem netto w wysokości prawie 15 mld zł.</text:span></text:p>
      <text:p text:style-name="P1"><text:soft-page-break/><text:span text:style-name="T1">Pomimo dość optymistycznie brzmiącego budżetu - rosnących dochodów, niewiele rosnących wydatków - deficyt budżetu państwa w przyszłym roku będzie wyjątkowo wysoki i wyniesie 35 mld zł, to jest 3,7% PKB. Polska gospodarka drugi rok będzie rosła w tempie 5-procentowym. Tak wysoki poziom deficytu oczywiście nie jest do utrzymania i przypuszczamy, że w kolejnych latach, zgodnie ze strategią średniookresową rządu, ten deficyt będzie jeszcze zmniejszany.</text:span></text:p>
      <text:p text:style-name="P1"><text:span text:style-name="T1">Przypomnę, że w bieżącym roku pierwotnie przewidywany deficyt to 45,3 mld, więc 35 mld to jest spadek, ale dla finansisty, bo nie da się ukryć, że nim jestem, istotne jest to, jakie są i jakie były potrzeby pożyczkowe rządu. Potrzeby pożyczkowe rządu netto w tym roku to, proszę państwa, według ustawy budżetowej na 2004 r. 56 mld zł. To jest ponad 6% polskiego produktu krajowego brutto. Potrzeby pożyczkowe w przyszłym roku spadną i spadnie też ich udział w produkcie krajowym brutto. Potrzeby pożyczkowe mogą spaść jeszcze bardziej, jeżeli chodzi o finansowanie powodujące wzrost długu publicznego, jeżeli Wysoka Izba będzie przychylna i będzie akceptowała program prywatyzacji polskiej gospodarki. Nie da się ukryć, że każdy ubytek dochodów budżetu państwa z tytułu prywatyzacji powoduje zwiększenie potrzeb pożyczkowych kierowanych na rynki finansowe ze wszystkimi tego konsekwencjami, które zresztą widzieliśmy na początku tego roku. Czyli może to osłabić polską walutę i jednocześnie zwiększyć koszty obsługi zadłużenia.</text:span></text:p>
      <text:p text:style-name="P1"><text:span text:style-name="T1">Chciałbym podkreślić, że jeżeli chodzi o stronę finansowania deficytu, to nadal pod tzw. kreską znajdą się środki przeznaczane na transfery do otwartych funduszy emerytalnych. Te środki wyniosą w przyszłym roku 11,3 mld zł. Wspomniałem już o tym, że środki na refinansowanie przyszłych transferów z Unii Europejskiej to 4,6 mld zł. Ponadto przewidujemy dwie pożyczki dla KUKE i dla samodzielnych publicznych zakładów opieki zdrowotnej.</text:span></text:p>
      <text:p text:style-name="P1"><text:span text:style-name="T1">Jeżeli chodzi o szybkość narastania długu publicznego, to chciałbym podkreślić, że przy bardzo konserwatywnych założeniach, jakie państwu przedłożyliśmy w ustawie budżetowej, na koniec br. udział długu publicznego do przewidywanego nominalnego produktu krajowego brutto może wynieść 53,6%. Z tego tytułu możemy liczyć, jeżeli złoty nadal będzie tak mocny, że dług publiczny zmniejszy się o 1% PKB. Dodatkowo oczekujemy, że potrzeby pożyczkowe w ostatnim kwartale br. będą niższe niż przewidywaliśmy. Wobec tego jest szansa, aby zrealizować to, o czym mówił pan premier Hausner, tzn. aby dług publiczny pod koniec br. sięgnął niewiele powyżej 52% PKB. Przy takiej pozycji wyjściowej nie widzielibyśmy zagrożenia dla przekroczenia 55% bariery limitu pod koniec 2005 r.</text:span></text:p>
      <text:p text:style-name="P1"><text:span text:style-name="T1">Podkreślę, że strategia średniookresowa długu publicznego zakłada stabilizację długu w 2006 r. na poziomie roku 2005, długu nie w sensie nominalnym, ale w sensie stosunku do PKB, oraz stopniowy spadek w latach następnych. Chciałbym wobec tego podkreślić, że tak skonstruowany budżet, jaki państwu przedstawiamy, pozwoli na stopniowe uspokojenie tego, co było dla Polski najgorsze, czyli bardzo szybkiego narastania długu publicznego. Dodatkowo chciałbym podkreślić, że przy pomocy Wysokiej Izby chcielibyśmy zmienić definicję długu publicznego na definicję, która jest używana w krajach Unii Europejskiej, tak żeby można było porównywać poziom polskiego długu publicznego z długiem publicznym innych krajów. W przypadku stosowania definicji unijnej, pod koniec br., udział długu publicznego w PKB wyniesie niewiele powyżej 46%. Jeżeli weźmiemy pod uwagę otwarte fundusze emerytalne i przeniesiemy je poza sektor publiczny, to nadal będzie to poniżej 50%. Mamy szansę, żeby zachować do roku 2006 przyzwoitą relację bez większych problemów. Natomiast chciałbym podkreślić, że 50% długu w mniej restrykcyjnych warunkach, to jest znacząco mniej niż w krajach, które są najbardziej zadłużone w ramach Unii </text:span><text:soft-page-break/><text:span text:style-name="T1">Europejskiej. Przykładowo: Grecja - 110%, Belgia - siedziba Unii Europejskiej - 102%, więc naprawdę nie wyglądamy najgorzej.</text:span></text:p>
      <text:p text:style-name="P1"><text:span text:style-name="T1">Wysoka Izbo! Panie Marszałku! W ramach podsumowania chciałbym podkreślić, że projekt budżetu na rok 2005 pozwala dość optymistycznie patrzeć na przyszłość polskiej gospodarki. Z jednej strony nie jest to budżet nadmiernie ekspansywny, nie pobudza nadmiernie popytu krajowego. Z drugiej strony nie jest to budżet nadmiernie restrykcyjny, czyli nie powoduje spadku dynamiki popytu krajowego. Ponadto struktura dochodów i wydatków jest tak pokazana, by wspierać pozytywne tendencje w polskiej gospodarce, a także w pełni wykorzystać korzyści wynikające z naszego członkostwa w Unii Europejskiej. Jednocześnie jest to budżet, któremu nie towarzyszy pakiet ustaw okołobudżetowych. Przypomnę, że poprzednie budżety były obarczone tym grzechem, czyli trzeba było jeszcze pewne rzeczy nawet formułować, żeby można było zrealizować budżet. Tym razem wszystkie elementy w nim uwzględnione znajdują się albo w już obowiązujących normach prawa, albo w projektach ustaw, które Wysoka Izba może zatwierdzić.</text:span></text:p>
      <text:p text:style-name="P1"><text:span text:style-name="T1">Budżet na rok 2005 zakłada znaczące zmniejszenie skali i rozmiarów nierównowagi finansów publicznych. Poza tym budżet ten pozwoli na ograniczenie tempa narastania długu publicznego, którego poziom, jeżeli byśmy go nie ograniczyli, może stanowić zagrożenie dla przyszłej stabilności makroekonomicznej kraju.</text:span></text:p>
      <text:p text:style-name="P1"><text:span text:style-name="T1">Warto dodać, że mniejszy popyt państwa na pieniądz z jednej strony, a z drugiej strony wzmocnienie fundamentów makroekonomicznych, pozwoli na ograniczenie ryzyka prowadzenia działalności gospodarczej, zwiększy możliwości rozwojowe przedsiębiorstw krajowych i stanowi pozytywny sygnał dla inwestorów zagranicznych. Ponadto chciałbym podkreślić, że dostosowanie fiskalne, chociaż w moim osobistym przeświadczeniu niezbyt duże, ale w ramach istniejącej sytuacji prawnej chyba optymalne, dokonuje się głównie za sprawą ograniczenia wydatków budżetowych. Udział dochodów i wydatków państwa, a także udział dochodów i wydatków całego sektora publicznego w 2005 r., maleje, co świadczy o ograniczeniu ingerencji państwa w system rynkowy.</text:span></text:p>
      <text:p text:style-name="P1"><text:span text:style-name="T1">Zmiany strukturalne, jakie w dużym stopniu uwidocznione są w budżecie na rok 2005, pozwalają kreślić pozytywne scenariusze dla polskiej gospodarki. Jeżeli konsekwentnie przeprowadzone reformy będą tak przeprowadzane jak do tej chwili, to umożliwi to poprawę funkcjonowania państwa, przy jednoczesnym ograniczeniu skali nierównowagi finansów publicznych, a to pozwoli nam realnie myśleć o ubieganiu się o członkostwo w unii monetarnej w najbliższym możliwym czasie, czyli jeszcze pod koniec tej dekady.</text:span></text:p>
      <text:p text:style-name="P1"><text:span text:style-name="T1">Panie Marszałku! Wysoka Izbo! Dziękuję za uwagę. (Oklaski)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29:00</meta:creation-date>
    <dc:date>2013-01-09T13:32:00</dc:date>
    <meta:editing-duration>PT3S</meta:editing-duration>
    <meta:generator>LibreOffice/3.6$Windows_x86 LibreOffice_project/2ef5aff-a6fb0ff-166bdff-cf087ad-0f1389</meta:generator>
    <meta:document-statistic meta:table-count="0" meta:image-count="0" meta:object-count="0" meta:page-count="9" meta:paragraph-count="46" meta:word-count="4473" meta:character-count="32545" meta:non-whitespace-character-count="281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